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style:font-name="Arial" officeooo:paragraph-rsid="001fc1d1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style:font-name="Arial" officeooo:paragraph-rsid="0023396e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Arial" officeooo:paragraph-rsid="00250c51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bold" officeooo:paragraph-rsid="001fc1d1" style:font-size-asian="12pt" style:font-weight-asian="bold" style:font-name-complex="LiberationSerif-Bold" style:font-size-complex="12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erif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4f0106" style:font-size-asian="12pt" style:font-name-complex="LiberationSerif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ans" style:font-size-complex="18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467f0f" style:font-size-asian="12pt" style:font-weight-asian="normal" style:font-name-complex="LiberationSerif" style:font-size-complex="12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paragraph-rsid="0057bdb9" style:font-size-asian="12pt" style:font-weight-asian="normal" style:font-name-complex="LiberationSerif" style:font-size-complex="12pt" style:font-weight-complex="normal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469db" officeooo:paragraph-rsid="005469db" style:font-size-asian="12pt" style:font-weight-asian="normal" style:font-name-complex="LiberationSerif" style:font-size-complex="12pt" style:font-weight-complex="normal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7bdb9" officeooo:paragraph-rsid="0057bdb9" style:font-size-asian="12pt" style:font-weight-asian="normal" style:font-name-complex="LiberationSerif" style:font-size-complex="12pt" style:font-weight-complex="normal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7bdb9" officeooo:paragraph-rsid="0058a65e" style:font-size-asian="12pt" style:font-weight-asian="normal" style:font-name-complex="LiberationSerif" style:font-size-complex="12pt" style:font-weight-complex="normal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a3ed4" officeooo:paragraph-rsid="005a3ed4" style:font-size-asian="12pt" style:font-weight-asian="normal" style:font-name-complex="LiberationSerif" style:font-size-complex="12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bf78e" officeooo:paragraph-rsid="005bf78e" style:font-size-asian="12pt" style:font-weight-asian="normal" style:font-name-complex="LiberationSerif" style:font-size-complex="12pt" style:font-weight-complex="normal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d5f06" officeooo:paragraph-rsid="005d5f06" style:font-size-asian="12pt" style:font-weight-asian="normal" style:font-name-complex="LiberationSerif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f0193" officeooo:paragraph-rsid="005f0193" style:font-size-asian="12pt" style:font-weight-asian="normal" style:font-name-complex="LiberationSerif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1e5c" officeooo:paragraph-rsid="00601e5c" style:font-size-asian="12pt" style:font-weight-asian="normal" style:font-name-complex="LiberationSerif" style:font-size-complex="12pt" style:font-weight-complex="normal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038c7" officeooo:paragraph-rsid="006038c7" style:font-size-asian="12pt" style:font-weight-asian="normal" style:font-name-complex="LiberationSerif" style:font-size-complex="12pt" style:font-weight-complex="normal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124da" officeooo:paragraph-rsid="006124da" style:font-size-asian="12pt" style:font-weight-asian="normal" style:font-name-complex="LiberationSerif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21200" officeooo:paragraph-rsid="00621200" style:font-size-asian="12pt" style:font-weight-asian="normal" style:font-name-complex="LiberationSerif" style:font-size-complex="12pt" style:font-weight-complex="normal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62a41f" officeooo:paragraph-rsid="0062a41f" style:font-size-asian="12pt" style:font-weight-asian="normal" style:font-name-complex="LiberationSerif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1fc1d1" style:font-size-asian="18pt" style:font-weight-asian="bold" style:font-name-complex="LiberationSans-Bold" style:font-size-complex="18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209b58" style:font-size-asian="18pt" style:font-weight-asian="bold" style:font-name-complex="LiberationSans-Bold" style:font-size-complex="18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56bc42" style:font-size-asian="18pt" style:font-weight-asian="bold" style:font-name-complex="LiberationSans-Bold" style:font-size-complex="18pt" style:font-weight-complex="bold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Arial" fo:font-size="18pt" fo:font-weight="bold" officeooo:paragraph-rsid="004f0106" style:font-size-asian="18pt" style:font-weight-asian="bold" style:font-name-complex="LiberationSerif" style:font-size-complex="12pt" style:font-weight-complex="bold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style:font-name="Arial" officeooo:rsid="00527a60" officeooo:paragraph-rsid="00527a60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27a60" style:font-size-asian="14pt" style:font-weight-asian="bold" style:font-name-complex="LiberationSerif" style:font-size-complex="12pt" style:font-weight-complex="normal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62a6a" style:font-size-asian="14pt" style:font-weight-asian="bold" style:font-name-complex="LiberationSerif" style:font-size-complex="12pt" style:font-weight-complex="normal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paragraph-rsid="0056bc42" style:font-size-asian="14pt" style:font-weight-asian="bold" style:font-name-complex="LiberationSerif" style:font-size-complex="12pt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rsid="005469db" officeooo:paragraph-rsid="00562a6a" style:font-size-asian="14pt" style:font-weight-asian="bold" style:font-name-complex="LiberationSerif" style:font-size-complex="12pt" style:font-weight-complex="normal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paragraph-rsid="0062a41f" style:font-size-asian="14pt" style:font-weight-asian="normal" style:font-name-complex="LiberationSerif" style:font-size-complex="12pt" style:font-weight-complex="normal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normal" officeooo:rsid="0064741e" officeooo:paragraph-rsid="0064741e" style:font-size-asian="14pt" style:font-weight-asian="normal" style:font-name-complex="LiberationSerif" style:font-size-complex="12pt" style:font-weight-complex="normal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style:font-name="Arial" fo:font-size="14pt" officeooo:paragraph-rsid="0056bc42" style:font-size-asian="14pt" style:font-name-complex="LiberationSerif" style:font-size-complex="12pt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style:font-name="Arial" officeooo:rsid="0056bc42" officeooo:paragraph-rsid="0056bc42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style:font-name="Arial" fo:font-weight="normal" officeooo:rsid="00633ec5" officeooo:paragraph-rsid="00633ec5" style:font-weight-asian="normal" style:font-weight-complex="normal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style:font-name="Arial" fo:font-weight="normal" officeooo:rsid="0064741e" officeooo:paragraph-rsid="0064741e" style:font-weight-asian="normal" style:font-weight-complex="normal"/>
    </style:style>
    <style:style style:name="P37" style:family="paragraph" style:parent-style-name="Standard" style:master-page-name="Standard">
      <style:paragraph-properties fo:margin-top="0in" fo:margin-bottom="0in" style:contextual-spacing="false" fo:line-height="100%" style:page-number="auto"/>
      <style:text-properties style:font-name="Arial" fo:font-size="18pt" fo:font-weight="bold" officeooo:paragraph-rsid="001fc1d1" style:font-size-asian="18pt" style:font-weight-asian="bold" style:font-name-complex="LiberationSans-Bold" style:font-size-complex="28pt" style:font-weight-complex="bold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paragraph-rsid="001fc1d1" style:font-size-asian="12pt" style:font-name-complex="LiberationSerif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style:font-name="Arial" fo:font-size="12pt" officeooo:rsid="004f0106" officeooo:paragraph-rsid="001fc1d1" style:font-size-asian="12pt" style:font-name-complex="LiberationSerif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style:font-name="Arial" fo:font-size="12pt" fo:font-weight="normal" officeooo:rsid="0057bdb9" officeooo:paragraph-rsid="0057bdb9" style:font-size-asian="12pt" style:font-weight-asian="normal" style:font-name-complex="LiberationSerif" style:font-size-complex="12pt" style:font-weight-complex="normal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style:font-name="Arial" fo:font-size="14pt" fo:font-weight="bold" officeooo:rsid="0056bc42" officeooo:paragraph-rsid="0056bc42" style:font-size-asian="14pt" style:font-weight-asian="bold" style:font-name-complex="LiberationSerif" style:font-size-complex="12pt" style:font-weight-complex="normal"/>
    </style:style>
    <style:style style:name="T1" style:family="text">
      <style:text-properties fo:font-size="12pt" fo:font-weight="bold" style:font-size-asian="12pt" style:font-weight-asian="bold" style:font-name-complex="LiberationSerif-Bold" style:font-size-complex="12pt" style:font-weight-complex="bold"/>
    </style:style>
    <style:style style:name="T2" style:family="text">
      <style:text-properties fo:font-size="12pt" fo:font-weight="normal" style:font-size-asian="12pt" style:font-weight-asian="normal" style:font-name-complex="LiberationSerif" style:font-size-complex="12pt" style:font-weight-complex="normal"/>
    </style:style>
    <style:style style:name="T3" style:family="text">
      <style:text-properties officeooo:rsid="004f0106"/>
    </style:style>
    <style:style style:name="T4" style:family="text">
      <style:text-properties officeooo:rsid="00527a60"/>
    </style:style>
    <style:style style:name="T5" style:family="text">
      <style:text-properties officeooo:rsid="00562a6a"/>
    </style:style>
    <style:style style:name="T6" style:family="text">
      <style:text-properties officeooo:rsid="0056bc42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normal"/>
    </style:style>
    <style:style style:name="T9" style:family="text">
      <style:text-properties fo:font-weight="bold" officeooo:rsid="0056bc42" style:font-weight-asian="bold" style:font-weight-complex="normal"/>
    </style:style>
    <style:style style:name="T10" style:family="text">
      <style:text-properties fo:font-weight="bold" officeooo:rsid="0062a41f" style:font-weight-asian="bold"/>
    </style:style>
    <style:style style:name="T11" style:family="text">
      <style:text-properties fo:font-weight="bold" officeooo:rsid="00633ec5" style:font-weight-asian="bold"/>
    </style:style>
    <style:style style:name="T12" style:family="text">
      <style:text-properties officeooo:rsid="0058a65e"/>
    </style:style>
    <style:style style:name="T13" style:family="text">
      <style:text-properties officeooo:rsid="005a3ed4"/>
    </style:style>
    <style:style style:name="T14" style:family="text">
      <style:text-properties officeooo:rsid="005bf78e"/>
    </style:style>
    <style:style style:name="T15" style:family="text">
      <style:text-properties officeooo:rsid="005f660a"/>
    </style:style>
    <style:style style:name="T16" style:family="text">
      <style:text-properties officeooo:rsid="006038c7"/>
    </style:style>
    <style:style style:name="T17" style:family="text">
      <style:text-properties officeooo:rsid="006063e2"/>
    </style:style>
    <style:style style:name="T18" style:family="text">
      <style:text-properties officeooo:rsid="0064741e"/>
    </style:style>
    <style:style style:name="T19" style:family="text">
      <style:text-properties officeooo:rsid="006503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Møte i Fordelingsutvalget</text:p>
      <text:p text:style-name="P7"><text:span text:style-name="T4">8</text:span>. ma<text:span text:style-name="T4">i</text:span> 2015</text:p>
      <text:p text:style-name="P4"/>
      <text:p text:style-name="P4">Til stede:</text:p>
      <text:p text:style-name="P5">Mathias Johan Johansen, FU-koordinator</text:p>
      <text:p text:style-name="P5">Jan Furulund, CYB</text:p>
      <text:p text:style-name="P1">Carl Martin Rosenberg, MAPS</text:p>
      <text:p text:style-name="P5">Andreas Lind Johansen, dagen@ifi</text:p>
      <text:p text:style-name="P5">Espen Wøien Olsen, Navet</text:p>
      <text:p text:style-name="P2">Joshi, <text:span text:style-name="T4">Foreningsfesten</text:span></text:p>
      <text:p text:style-name="P26">Anders <text:span text:style-name="T14">Rokkones</text:span>, Mikro</text:p>
      <text:p text:style-name="P3">Joakim Lindquister, <text:span text:style-name="T4">FU-økonomiansvarlig,</text:span></text:p>
      <text:p text:style-name="P26">Ole Kristan Rosvold, uavhengig,</text:p>
      <text:p text:style-name="P26">Magnus Olden, FUI,</text:p>
      <text:p text:style-name="P34"><text:span text:style-name="T15">K</text:span>ristina <text:span text:style-name="T15">Vottestad</text:span>, Fadderstyret</text:p>
      <text:p text:style-name="P1"/>
      <text:p text:style-name="P4"/>
      <text:p text:style-name="P1"><text:span text:style-name="T1">Referent: </text:span><text:bookmark text:name="_GoBack"/><text:span text:style-name="T2">Joakim Lindquister</text:span></text:p>
      <text:p text:style-name="P22"/>
      <text:p text:style-name="P22">1. Godkjenning av innkalling</text:p>
      <text:p text:style-name="P5">Innkalling ble godkjent uten merknader. </text:p>
      <text:p text:style-name="P22"/>
      <text:p text:style-name="P22">2. Godkjenning av agenda</text:p>
      <text:p text:style-name="P39"/>
      <text:p text:style-name="P5">Agenda ble videre godkjent uten merknader.</text:p>
      <text:p text:style-name="P5"/>
      <text:p text:style-name="P22">3. Godkjenning av referat</text:p>
      <text:p text:style-name="P5">Referat fra forrige møte godkjent uten merknader.</text:p>
      <text:p text:style-name="P5"/>
      <text:p text:style-name="P23">4. <text:span text:style-name="T4">Endringer av retningslinjer</text:span></text:p>
      <text:p text:style-name="P27"/>
      <text:p text:style-name="P27"><text:span text:style-name="T4">4</text:span>.1 <text:span text:style-name="T4">Minimumsum for tilbakebetaling</text:span></text:p>
      <text:p text:style-name="P10">Forslaget <text:span text:style-name="T19">til endring retningslinjer </text:span>vedtas.</text:p>
      <text:p text:style-name="P10"/>
      <text:p text:style-name="P30"><text:span text:style-name="T4">4</text:span>.<text:span text:style-name="T5">2</text:span> <text:span text:style-name="T5">Driftstøtte</text:span></text:p>
      <text:p text:style-name="P11">Etter debatt utsettes et vedtak om dette til neste møte. Foreningene oppfordres til å debattere punktet før neste møte. </text:p>
      <text:p text:style-name="P8"/>
      <text:p text:style-name="P25">5. <text:span text:style-name="T5">Behandling av søknader</text:span></text:p>
      <text:p text:style-name="P6"/>
      <text:p text:style-name="P29"><text:span text:style-name="T6">5</text:span>.1 <text:span text:style-name="T6">TekNat ettersøking til Age of Empires</text:span></text:p>
      <text:p text:style-name="P12">Mathias Johan Johansen redegjør for den innsendte søknaden.</text:p>
      <text:p text:style-name="P12"/>
      <text:p text:style-name="P11">TekNats ettersøking til Age of Empires godkjennes.</text:p>
      <text:p text:style-name="P9"/>
      <text:p text:style-name="P28"><text:span text:style-name="T6">5</text:span>.<text:span text:style-name="T6">2</text:span> <text:span text:style-name="T6">Foreningsfesten korrigert</text:span></text:p>
      <text:p text:style-name="P11">Joshi redegjør for endringer i forhold til budsjett. Det deltok flere på foreningsfesten enn <text:soft-page-break/>det var budsjettert.</text:p>
      <text:p text:style-name="P11">Det oppfordres fra FU til å operere med et makstak for antall deltakere for kommende <text:span text:style-name="T12">foreningsfester</text:span>.</text:p>
      <text:p text:style-name="P11"/>
      <text:p text:style-name="P11">Foreningsfesten korrigerte søknad om prosjektmid<text:span text:style-name="T13">l</text:span>er godkjennes.</text:p>
      <text:p text:style-name="P11"/>
      <text:p text:style-name="P28"><text:span text:style-name="T6">5</text:span>.<text:span text:style-name="T6">3</text:span> <text:span text:style-name="T6">FIFI prosjektstøtte NM i FIFA</text:span></text:p>
      <text:p text:style-name="P11">Mathias Johan Johansen redegjør for den innsendte søknaden.</text:p>
      <text:p text:style-name="P11"/>
      <text:p text:style-name="P13">FIFIs ettersøknad om støtte godkjennes.</text:p>
      <text:p text:style-name="P13"/>
      <text:p text:style-name="P29"><text:span text:style-name="T6">5</text:span>.<text:span text:style-name="T6">4</text:span> <text:span text:style-name="T6">Mikro omdisponering H2014</text:span></text:p>
      <text:p text:style-name="P14">Anders redegjør for innsendte søknaden. </text:p>
      <text:p text:style-name="P14"/>
      <text:p text:style-name="P15">Det bemerkes fra FU om at man ikke ønsker å dekke mer en 50 % når det gjelder støtte til innkjøp av alkohol.</text:p>
      <text:p text:style-name="P15">Jan retter kritikk mot Mikro for at søknaden kommer sent.</text:p>
      <text:p text:style-name="P15"/>
      <text:p text:style-name="P15">Mikros søknad om omdisponering H2014 godkjennes.</text:p>
      <text:p text:style-name="P15"/>
      <text:p text:style-name="P29"><text:span text:style-name="T6">5</text:span>.<text:span text:style-name="T6">5</text:span> <text:span text:style-name="T6">Fadderstyret H15</text:span></text:p>
      <text:p text:style-name="P16"><text:span text:style-name="T15">K</text:span>risti<text:span text:style-name="T15">n</text:span>a fra fadderstyre<text:span text:style-name="T16">t</text:span> redegjør for den innsendte søknaden.</text:p>
      <text:p text:style-name="P16"/>
      <text:p text:style-name="P17">Fadderstyrets søknad godkjennes.</text:p>
      <text:p text:style-name="P16"/>
      <text:p text:style-name="P33"><text:span text:style-name="T9">5</text:span><text:span text:style-name="T8">.</text:span><text:span text:style-name="T9">6</text:span><text:span text:style-name="T8"> </text:span><text:span text:style-name="T9">Fadderstyret MegaGigaFest</text:span></text:p>
      <text:p text:style-name="P18">Kristina <text:span text:style-name="T17">og Ole Kristian </text:span>redegjør for den innsendte søknaden.</text:p>
      <text:p text:style-name="P18"/>
      <text:p text:style-name="P18">Fadderstyrets søknad om prosjektstøtte godkjennes.</text:p>
      <text:p text:style-name="P41"/>
      <text:p text:style-name="P22"><text:span text:style-name="T3">6</text:span>. <text:span text:style-name="T6">Nettsiden</text:span></text:p>
      <text:p text:style-name="P19">FU godkjenner å betale for utgiftene i forbindelse med nettsiden.</text:p>
      <text:p text:style-name="P19"/>
      <text:p text:style-name="P24"><text:span text:style-name="T6">7</text:span>. <text:span text:style-name="T6">Tidsramme for behandling på sirkulasjon</text:span></text:p>
      <text:p text:style-name="P20">Mathias redegjør for et forslag om å ha en tidsfrist for å behandle søknader på sirkulasjon. </text:p>
      <text:p text:style-name="P21"/>
      <text:p text:style-name="P21">FU vedtar å ha 1 ukes frist på å behandle søknader på sirkulasjon.</text:p>
      <text:p text:style-name="P24"/>
      <text:p text:style-name="P24"><text:span text:style-name="T6">8</text:span>. <text:span text:style-name="T6">Eventuelt</text:span></text:p>
      <text:p text:style-name="P31"><text:span text:style-name="T10">8</text:span><text:span text:style-name="T7">.</text:span><text:span text:style-name="T10">1</text:span><text:span text:style-name="T7"> </text:span><text:span text:style-name="T11">Pizzaavtale</text:span></text:p>
      <text:p text:style-name="P35">Ole Kristian redegjør for pizzavtale, en felles innkjøpsordning for pizza for foreningene på IFI. Han har vært i dialog med flere pizzaleverandører, men trenger en omtrentlig oversikt over hvor mange pizzaer som bestilles av foreningene på IFI.</text:p>
      <text:p text:style-name="P35"/>
      <text:p text:style-name="P36">FU stiller seg positive til en slik avtale. Mathias skal sette opp et overslag over antall pizzaer.</text:p>
      <text:p text:style-name="P32"/>
      <text:p text:style-name="P5">Møtet hevet kl. 13.<text:span text:style-name="T18">4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Sans" svg:font-family="LiberationSans" style:font-family-generic="system" style:font-pitch="variable"/>
    <style:font-face style:name="LiberationSans-Bold" svg:font-family="LiberationSans-Bold" style:font-family-generic="system" style:font-pitch="variable"/>
    <style:font-face style:name="LiberationSerif" svg:font-family="LiberationSerif" style:font-family-generic="system" style:font-pitch="variable"/>
    <style:font-face style:name="LiberationSerif-Bold" svg:font-family="LiberationSerif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kium </meta:initial-creator>
    <meta:creation-date>2015-03-20T12:14:28.730525515</meta:creation-date>
    <dc:date>2015-05-27T14:41:17.837233628</dc:date>
    <meta:editing-duration>PT3H6M43S</meta:editing-duration>
    <meta:editing-cycles>69</meta:editing-cycles>
    <meta:generator>LibreOffice/4.2.8.2$Linux_x86 LibreOffice_project/420m0$Build-2</meta:generator>
    <meta:document-statistic meta:table-count="0" meta:image-count="0" meta:object-count="0" meta:page-count="2" meta:paragraph-count="58" meta:word-count="387" meta:character-count="2645" meta:non-whitespace-character-count="2312"/>
  </office:meta>
</office:document-meta>
</file>